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NewRoman" svg:font-family="TimesNew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708in" style:use-optimal-column-width="false"/>
    </style:style>
    <style:style style:name="TableColumn3" style:family="table-column">
      <style:table-column-properties style:column-width="4.922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" style:family="table-column">
      <style:table-column-properties style:column-width="2.4229in" style:use-optimal-column-width="false"/>
    </style:style>
    <style:style style:name="TableColumn25" style:family="table-column">
      <style:table-column-properties style:column-width="2.4229in" style:use-optimal-column-width="false"/>
    </style:style>
    <style:style style:name="Table23" style:family="table">
      <style:table-properties style:width="4.8458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style:font-name="TimesNewRoma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TimesNewRoma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style:font-name="TimesNewRoma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TimesNewRoma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" style:family="table-column">
      <style:table-column-properties style:column-width="1.2243in" style:use-optimal-column-width="false"/>
    </style:style>
    <style:style style:name="TableColumn50" style:family="table-column">
      <style:table-column-properties style:column-width="3.6215in" style:use-optimal-column-width="false"/>
    </style:style>
    <style:style style:name="Table48" style:family="table">
      <style:table-properties style:width="4.8458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4" style:family="table-column">
      <style:table-column-properties style:column-width="2.4229in" style:use-optimal-column-width="false"/>
    </style:style>
    <style:style style:name="TableColumn65" style:family="table-column">
      <style:table-column-properties style:column-width="2.4229in" style:use-optimal-column-width="false"/>
    </style:style>
    <style:style style:name="Table63" style:family="table">
      <style:table-properties style:width="4.8458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DefaultParagraphFont" style:family="text">
      <style:text-properties style:font-name="TimesNewRoman"/>
    </style:style>
    <style:style style:name="T75" style:parent-style-name="DefaultParagraphFont" style:family="text">
      <style:text-properties style:font-name="TimesNewRoma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" style:family="table-column">
      <style:table-column-properties style:column-width="2.4229in" style:use-optimal-column-width="false"/>
    </style:style>
    <style:style style:name="TableColumn79" style:family="table-column">
      <style:table-column-properties style:column-width="2.4229in" style:use-optimal-column-width="false"/>
    </style:style>
    <style:style style:name="Table77" style:family="table">
      <style:table-properties style:width="4.8458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7" style:family="table-column">
      <style:table-column-properties style:column-width="1.7291in" style:use-optimal-column-width="false"/>
    </style:style>
    <style:style style:name="TableColumn88" style:family="table-column">
      <style:table-column-properties style:column-width="4.9638in" style:use-optimal-column-width="false"/>
    </style:style>
    <style:style style:name="Table86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2.4437in" style:use-optimal-column-width="false"/>
    </style:style>
    <style:style style:name="TableColumn109" style:family="table-column">
      <style:table-column-properties style:column-width="2.4437in" style:use-optimal-column-width="false"/>
    </style:style>
    <style:style style:name="Table107" style:family="table">
      <style:table-properties style:width="4.8875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TimesNewRoma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TimesNewRoma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TimesNewRoma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TimesNewRoma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6" style:family="table-column">
      <style:table-column-properties style:column-width="2.4437in" style:use-optimal-column-width="false"/>
    </style:style>
    <style:style style:name="TableColumn137" style:family="table-column">
      <style:table-column-properties style:column-width="2.4437in" style:use-optimal-column-width="false"/>
    </style:style>
    <style:style style:name="Table135" style:family="table">
      <style:table-properties style:width="4.8875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1" style:family="table-column">
      <style:table-column-properties style:column-width="2.4437in" style:use-optimal-column-width="false"/>
    </style:style>
    <style:style style:name="TableColumn152" style:family="table-column">
      <style:table-column-properties style:column-width="2.4437in" style:use-optimal-column-width="false"/>
    </style:style>
    <style:style style:name="Table150" style:family="table">
      <style:table-properties style:width="4.8875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TimesNew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4" style:family="table-column">
      <style:table-column-properties style:column-width="2.4437in" style:use-optimal-column-width="false"/>
    </style:style>
    <style:style style:name="TableColumn165" style:family="table-column">
      <style:table-column-properties style:column-width="2.4437in" style:use-optimal-column-width="false"/>
    </style:style>
    <style:style style:name="Table163" style:family="table">
      <style:table-properties style:width="4.8875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3" style:family="table-column">
      <style:table-column-properties style:column-width="3.3465in" style:use-optimal-column-width="false"/>
    </style:style>
    <style:style style:name="TableColumn174" style:family="table-column">
      <style:table-column-properties style:column-width="3.3465in" style:use-optimal-column-width="false"/>
    </style:style>
    <style:style style:name="Table172" style:family="table">
      <style:table-properties style:width="6.6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4" style:family="table-column">
      <style:table-column-properties style:column-width="1.6354in" style:use-optimal-column-width="false"/>
    </style:style>
    <style:style style:name="TableColumn195" style:family="table-column">
      <style:table-column-properties style:column-width="1.6347in" style:use-optimal-column-width="false"/>
    </style:style>
    <style:style style:name="Table193" style:family="table">
      <style:table-properties style:width="3.2701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TimesNew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TimesNewRoma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="TimesNewRoma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TimesNew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9" style:family="table-column">
      <style:table-column-properties style:column-width="1.6354in" style:use-optimal-column-width="false"/>
    </style:style>
    <style:style style:name="TableColumn220" style:family="table-column">
      <style:table-column-properties style:column-width="1.6347in" style:use-optimal-column-width="false"/>
    </style:style>
    <style:style style:name="Table218" style:family="table">
      <style:table-properties style:width="3.2701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1" style:family="table-column">
      <style:table-column-properties style:column-width="1.6354in" style:use-optimal-column-width="false"/>
    </style:style>
    <style:style style:name="TableColumn232" style:family="table-column">
      <style:table-column-properties style:column-width="1.6347in" style:use-optimal-column-width="false"/>
    </style:style>
    <style:style style:name="Table230" style:family="table">
      <style:table-properties style:width="3.2701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TimesNew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4" style:family="table-column">
      <style:table-column-properties style:column-width="3.3465in" style:use-optimal-column-width="false"/>
    </style:style>
    <style:style style:name="TableColumn245" style:family="table-column">
      <style:table-column-properties style:column-width="3.3465in" style:use-optimal-column-width="false"/>
    </style:style>
    <style:style style:name="Table243" style:family="table">
      <style:table-properties style:width="6.693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5" style:family="table-column">
      <style:table-column-properties style:column-width="1.6354in" style:use-optimal-column-width="false"/>
    </style:style>
    <style:style style:name="TableColumn266" style:family="table-column">
      <style:table-column-properties style:column-width="1.6347in" style:use-optimal-column-width="false"/>
    </style:style>
    <style:style style:name="Table264" style:family="table">
      <style:table-properties style:width="3.2701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DefaultParagraphFont" style:family="text">
      <style:text-properties style:font-name="TimesNewRoma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TimesNewRoman"/>
    </style:style>
    <style:style style:name="T283" style:parent-style-name="DefaultParagraphFont" style:family="text">
      <style:text-properties style:font-name="TimesNewRoma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TimesNewRoma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1" style:parent-style-name="DefaultParagraphFont" style:family="text">
      <style:text-properties style:font-name="TimesNewRoma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4" style:family="table-column">
      <style:table-column-properties style:column-width="1.6354in" style:use-optimal-column-width="false"/>
    </style:style>
    <style:style style:name="TableColumn295" style:family="table-column">
      <style:table-column-properties style:column-width="1.6347in" style:use-optimal-column-width="false"/>
    </style:style>
    <style:style style:name="Table293" style:family="table">
      <style:table-properties style:width="3.2701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1.6354in" style:use-optimal-column-width="false"/>
    </style:style>
    <style:style style:name="TableColumn310" style:family="table-column">
      <style:table-column-properties style:column-width="1.6347in" style:use-optimal-column-width="false"/>
    </style:style>
    <style:style style:name="Table308" style:family="table">
      <style:table-properties style:width="3.2701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TimesNewRoma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2" style:family="table-column">
      <style:table-column-properties style:column-width="3.3465in" style:use-optimal-column-width="false"/>
    </style:style>
    <style:style style:name="TableColumn323" style:family="table-column">
      <style:table-column-properties style:column-width="3.3465in" style:use-optimal-column-width="false"/>
    </style:style>
    <style:style style:name="Table321" style:family="table">
      <style:table-properties style:width="6.693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3" style:family="table-column">
      <style:table-column-properties style:column-width="1.6354in" style:use-optimal-column-width="false"/>
    </style:style>
    <style:style style:name="TableColumn344" style:family="table-column">
      <style:table-column-properties style:column-width="1.6347in" style:use-optimal-column-width="false"/>
    </style:style>
    <style:style style:name="Table342" style:family="table">
      <style:table-properties style:width="3.2701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TimesNewRoman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TimesNewRoma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TimesNewRoma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TimesNewRoman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1" style:family="table-column">
      <style:table-column-properties style:column-width="1.6354in" style:use-optimal-column-width="false"/>
    </style:style>
    <style:style style:name="TableColumn372" style:family="table-column">
      <style:table-column-properties style:column-width="1.6347in" style:use-optimal-column-width="false"/>
    </style:style>
    <style:style style:name="Table370" style:family="table">
      <style:table-properties style:width="3.2701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TimesNew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r 1</text:p>
          </table:table-cell>
          <table:table-cell table:style-name="TableCell7">
            <text:p text:style-name="TableContents">Name: Studenten reichen einen Projektantrag ein</text:p>
          </table:table-cell>
        </table:table-row>
        <table:table-row table:style-name="TableRow8">
          <table:table-cell table:style-name="TableCell9">
            <text:p text:style-name="TableContents">Kontext</text:p>
          </table:table-cell>
          <table:table-cell table:style-name="TableCell10">
            <text:p text:style-name="TableContents">Studenten können Projektanträge mit Kurzbeschreibung, detaillierter Beschreibung usw einreichen</text:p>
          </table:table-cell>
        </table:table-row>
        <table:table-row table:style-name="TableRow11">
          <table:table-cell table:style-name="TableCell12">
            <text:p text:style-name="TableContents">Auslöser</text:p>
          </table:table-cell>
          <table:table-cell table:style-name="TableCell13">
            <text:p text:style-name="TableContents">Student möchte Projektantrag einreichen</text:p>
          </table:table-cell>
        </table:table-row>
        <table:table-row table:style-name="TableRow14">
          <table:table-cell table:style-name="TableCell15">
            <text:p text:style-name="TableContents">Ebene</text:p>
          </table:table-cell>
          <table:table-cell table:style-name="TableCell16">
            <text:p text:style-name="TableContents">1</text:p>
          </table:table-cell>
        </table:table-row>
        <table:table-row table:style-name="TableRow17">
          <table:table-cell table:style-name="TableCell18">
            <text:p text:style-name="TableContents">Hauptakteur</text:p>
          </table:table-cell>
          <table:table-cell table:style-name="TableCell19">
            <text:p text:style-name="TableContents">Anwender: Student (Endbenutzer)</text:p>
          </table:table-cell>
        </table:table-row>
        <table:table-row table:style-name="TableRow20">
          <table:table-cell table:style-name="TableCell21">
            <text:p text:style-name="TableContents">Beteiligte und deren Ziel/Interessen</text:p>
          </table:table-cell>
          <table:table-cell table:style-name="TableCell22">
            <table:table table:style-name="Table23">
              <table:table-columns>
                <table:table-column table:style-name="TableColumn24"/>
                <table:table-column table:style-name="TableColumn25"/>
              </table:table-columns>
              <table:table-row table:style-name="TableRow26">
                <table:table-cell table:style-name="TableCell27">
                  <text:p text:style-name="TableContents">Beteiligter</text:p>
                </table:table-cell>
                <table:table-cell table:style-name="TableCell28">
                  <text:p text:style-name="TableContents">Ziel</text:p>
                </table:table-cell>
              </table:table-row>
              <table:table-row table:style-name="TableRow29">
                <table:table-cell table:style-name="TableCell30">
                  <text:p text:style-name="TableContents">Student</text:p>
                </table:table-cell>
                <table:table-cell table:style-name="TableCell31">
                  <text:p text:style-name="TableContents">Möchte einen Projektantrag für das jeweilige Modul in seinem Studium einreichen</text:p>
                </table:table-cell>
              </table:table-row>
            </table:table>
            <text:p text:style-name="TableContents"/>
          </table:table-cell>
        </table:table-row>
        <table:table-row table:style-name="TableRow32">
          <table:table-cell table:style-name="TableCell33">
            <text:p text:style-name="Standard"><text:span text:style-name="T34">Vorbedingungen</text:span></text:p>
          </table:table-cell>
          <table:table-cell table:style-name="TableCell35">
            <text:p text:style-name="TableContents">Muss eingeschrieben sein</text:p>
          </table:table-cell>
        </table:table-row>
        <table:table-row table:style-name="TableRow36">
          <table:table-cell table:style-name="TableCell37">
            <text:p text:style-name="Standard"><text:span text:style-name="T38">Mindestgarantie</text:span></text:p>
          </table:table-cell>
          <table:table-cell table:style-name="TableCell39">
            <text:p text:style-name="TableContents">Speicherung des Projektantrages in der Datenbank</text:p>
          </table:table-cell>
        </table:table-row>
        <table:table-row table:style-name="TableRow40">
          <table:table-cell table:style-name="TableCell41">
            <text:p text:style-name="Standard"><text:span text:style-name="T42">Erfolgsgarantie</text:span></text:p>
          </table:table-cell>
          <table:table-cell table:style-name="TableCell43">
            <text:p text:style-name="TableContents">Projektantrag wird an den Mitarbeiter zur Bewertung geleitet</text:p>
          </table:table-cell>
        </table:table-row>
        <table:table-row table:style-name="TableRow44">
          <table:table-cell table:style-name="TableCell45">
            <text:p text:style-name="Standard"><text:span text:style-name="T46">Erfolgsszenario</text:span></text:p>
          </table:table-cell>
          <table:table-cell table:style-name="TableCell47">
            <table:table table:style-name="Table48">
              <table:table-columns>
                <table:table-column table:style-name="TableColumn49"/>
                <table:table-column table:style-name="TableColumn50"/>
              </table:table-columns>
              <table:table-row table:style-name="TableRow51">
                <table:table-cell table:style-name="TableCell52">
                  <text:p text:style-name="TableContents">Schritt</text:p>
                </table:table-cell>
                <table:table-cell table:style-name="TableCell53">
                  <text:p text:style-name="TableContents">Aktion</text:p>
                </table:table-cell>
              </table:table-row>
              <table:table-row table:style-name="TableRow54">
                <table:table-cell table:style-name="TableCell55">
                  <text:p text:style-name="TableContents">1</text:p>
                </table:table-cell>
                <table:table-cell table:style-name="TableCell56">
                  <text:p text:style-name="TableContents">Prüfung,<text:s/>ob alle für den Antrag benötigte Daten eingetragen wurden</text:p>
                </table:table-cell>
              </table:table-row>
              <table:table-row table:style-name="TableRow57">
                <table:table-cell table:style-name="TableCell58">
                  <text:p text:style-name="TableContents">2</text:p>
                </table:table-cell>
                <table:table-cell table:style-name="TableCell59">
                  <text:p text:style-name="TableContents">Daten werden gespeichert und an den Mitarbeiter zur Bewertung<text:s/>geleitet</text:p>
                </table:table-cell>
              </table:table-row>
            </table:table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Misserfolgsszenario</text:p>
          </table:table-cell>
          <table:table-cell table:style-name="TableCell62">
            <table:table table:style-name="Table63">
              <table:table-columns>
                <table:table-column table:style-name="TableColumn64"/>
                <table:table-column table:style-name="TableColumn65"/>
              </table:table-columns>
              <table:table-row table:style-name="TableRow66">
                <table:table-cell table:style-name="TableCell67">
                  <text:p text:style-name="TableContents">Schritt</text:p>
                </table:table-cell>
                <table:table-cell table:style-name="TableCell68">
                  <text:p text:style-name="TableContents">Aktion</text:p>
                </table:table-cell>
              </table:table-row>
              <table:table-row table:style-name="TableRow69">
                <table:table-cell table:style-name="TableCell70">
                  <text:p text:style-name="TableContents">1</text:p>
                </table:table-cell>
                <table:table-cell table:style-name="TableCell71">
                  <text:p text:style-name="TableContents">Projektantrag hat zusätzliche Informationen, die nicht in den vorgegebenen Feldern eingegeben werden können</text:p>
                </table:table-cell>
              </table:table-row>
            </table:table>
            <text:p text:style-name="TableContents"/>
          </table:table-cell>
        </table:table-row>
        <table:table-row table:style-name="TableRow72">
          <table:table-cell table:style-name="TableCell73">
            <text:p text:style-name="Standard"><text:span text:style-name="T74">Erweiterungen,<text:s/></text:span><text:span text:style-name="T75">Alternativen</text:span></text:p>
          </table:table-cell>
          <table:table-cell table:style-name="TableCell76">
            <table:table table:style-name="Table77">
              <table:table-columns>
                <table:table-column table:style-name="TableColumn78"/>
                <table:table-column table:style-name="TableColumn79"/>
              </table:table-columns>
              <table:table-row table:style-name="TableRow80">
                <table:table-cell table:style-name="TableCell81">
                  <text:p text:style-name="TableContents">Schritt</text:p>
                </table:table-cell>
                <table:table-cell table:style-name="TableCell82">
                  <text:p text:style-name="TableContents">Aktion</text:p>
                </table:table-cell>
              </table:table-row>
              <table:table-row table:style-name="TableRow83">
                <table:table-cell table:style-name="TableCell84">
                  <text:p text:style-name="TableContents">1a</text:p>
                </table:table-cell>
                <table:table-cell table:style-name="TableCell85">
                  <text:p text:style-name="TableContents">Ein Feld für Speicherung von Anhängen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TableContents">Nr 2</text:p>
          </table:table-cell>
          <table:table-cell table:style-name="TableCell91">
            <text:p text:style-name="TableContents">Name: Überarbeiten von Projektanträgen</text:p>
          </table:table-cell>
        </table:table-row>
        <table:table-row table:style-name="TableRow92">
          <table:table-cell table:style-name="TableCell93">
            <text:p text:style-name="TableContents">Kontext</text:p>
          </table:table-cell>
          <table:table-cell table:style-name="TableCell94">
            <text:p text:style-name="TableContents">Studenten müssen Projektanträge bearbeiten, wenn diese von Mitarbeitern der FH bemängelt wurden</text:p>
          </table:table-cell>
        </table:table-row>
        <table:table-row table:style-name="TableRow95">
          <table:table-cell table:style-name="TableCell96">
            <text:p text:style-name="TableContents">Auslöser</text:p>
          </table:table-cell>
          <table:table-cell table:style-name="TableCell97">
            <text:p text:style-name="TableContents">Mitarbeiter der<text:s/>Fachhochschule möchte eine Ausbesserung des Projektantrages</text:p>
          </table:table-cell>
        </table:table-row>
        <table:table-row table:style-name="TableRow98">
          <table:table-cell table:style-name="TableCell99">
            <text:p text:style-name="TableContents">Ebene</text:p>
          </table:table-cell>
          <table:table-cell table:style-name="TableCell100">
            <text:p text:style-name="TableContents">2</text:p>
          </table:table-cell>
        </table:table-row>
        <table:table-row table:style-name="TableRow101">
          <table:table-cell table:style-name="TableCell102">
            <text:p text:style-name="TableContents">Hauptakteur</text:p>
          </table:table-cell>
          <table:table-cell table:style-name="TableCell103">
            <text:p text:style-name="TableContents">Student</text:p>
          </table:table-cell>
        </table:table-row>
        <table:table-row table:style-name="TableRow104">
          <table:table-cell table:style-name="TableCell105">
            <text:p text:style-name="TableContents">Beteiligte und deren Ziel/Interessen</text:p>
          </table:table-cell>
          <table:table-cell table:style-name="TableCell106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TableContents">Beteiligter</text:p>
                </table:table-cell>
                <table:table-cell table:style-name="TableCell112">
                  <text:p text:style-name="TableContents">Ziel</text:p>
                </table:table-cell>
              </table:table-row>
              <table:table-row table:style-name="TableRow113">
                <table:table-cell table:style-name="TableCell114">
                  <text:p text:style-name="TableContents">Student</text:p>
                </table:table-cell>
                <table:table-cell table:style-name="TableCell115">
                  <text:p text:style-name="TableContents">Möchte den Projektantrag überarbeiten</text:p>
                </table:table-cell>
              </table:table-row>
              <table:table-row table:style-name="TableRow116">
                <table:table-cell table:style-name="TableCell117">
                  <text:p text:style-name="TableContents">Mitarbeiter</text:p>
                </table:table-cell>
                <table:table-cell table:style-name="TableCell118">
                  <text:p text:style-name="TableContents">Kann die jeweiligen Projektanträge in<text:s/>Revision geben</text:p>
                </table:table-cell>
              </table:table-row>
            </table:table>
            <text:p text:style-name="TableContents"/>
          </table:table-cell>
        </table:table-row>
        <table:table-row table:style-name="TableRow119">
          <table:table-cell table:style-name="TableCell120">
            <text:p text:style-name="Standard"><text:span text:style-name="T121">Vorbedingungen</text:span></text:p>
          </table:table-cell>
          <table:table-cell table:style-name="TableCell122">
            <text:p text:style-name="TableContents">Ein Projektantrag muss bereits eingereicht worden sein, und vom Mitarbeiter<text:s/>als Verbesserungswürdig eingestuft worden sein.</text:p>
          </table:table-cell>
        </table:table-row>
        <table:table-row table:style-name="TableRow123">
          <table:table-cell table:style-name="TableCell124">
            <text:p text:style-name="Standard"><text:span text:style-name="T125">Mindestgarantie</text:span></text:p>
          </table:table-cell>
          <table:table-cell table:style-name="TableCell126">
            <text:p text:style-name="TableContents">Speichern des aktuellen Projektantrages sowie neuer Einreichung des<text:s/>Antrages beim Mitarbeiter</text:p>
          </table:table-cell>
        </table:table-row>
        <table:table-row table:style-name="TableRow127">
          <table:table-cell table:style-name="TableCell128">
            <text:p text:style-name="Standard"><text:span text:style-name="T129">Erfolgsgarantie</text:span></text:p>
          </table:table-cell>
          <table:table-cell table:style-name="TableCell130">
            <text:p text:style-name="TableContents">Der aktualisierte Projektantrag wird neu eingereicht</text:p>
          </table:table-cell>
        </table:table-row>
        <table:table-row table:style-name="TableRow131">
          <table:table-cell table:style-name="TableCell132">
            <text:p text:style-name="Standard"><text:span text:style-name="T133">Erfolgsszenario</text:span></text:p>
          </table:table-cell>
          <table:table-cell table:style-name="TableCell134">
            <table:table table:style-name="Table135">
              <table:table-columns>
                <table:table-column table:style-name="TableColumn136"/>
                <table:table-column table:style-name="TableColumn137"/>
              </table:table-columns>
              <table:table-row table:style-name="TableRow138">
                <table:table-cell table:style-name="TableCell139">
                  <text:p text:style-name="TableContents">Schritt</text:p>
                </table:table-cell>
                <table:table-cell table:style-name="TableCell140">
                  <text:p text:style-name="TableContents">Aktion</text:p>
                </table:table-cell>
              </table:table-row>
              <table:table-row table:style-name="TableRow141">
                <table:table-cell table:style-name="TableCell142">
                  <text:p text:style-name="TableContents">1</text:p>
                </table:table-cell>
                <table:table-cell table:style-name="TableCell143">
                  <text:p text:style-name="TableContents">Prüfung ob der aktualisierte Antrag korrekt eingegeben wurde</text:p>
                </table:table-cell>
              </table:table-row>
              <table:table-row table:style-name="TableRow144">
                <table:table-cell table:style-name="TableCell145">
                  <text:p text:style-name="TableContents">2</text:p>
                </table:table-cell>
                <table:table-cell table:style-name="TableCell146">
                  <text:p text:style-name="TableContents">Aktualisierung des Antrages für den Mitarbeiter, der<text:s/>diese in einer Warteschlange nun erneut abarbeiten kann</text:p>
                </table:table-cell>
              </table:table-row>
            </table:table>
            <text:p text:style-name="TableContents"/>
          </table:table-cell>
        </table:table-row>
        <table:table-row table:style-name="TableRow147">
          <table:table-cell table:style-name="TableCell148">
            <text:p text:style-name="TableContents">Misserfolgsszenario</text:p>
          </table:table-cell>
          <table:table-cell table:style-name="TableCell149">
            <table:table table:style-name="Table150">
              <table:table-columns>
                <table:table-column table:style-name="TableColumn151"/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TableContents">Schritt</text:p>
                </table:table-cell>
                <table:table-cell table:style-name="TableCell155">
                  <text:p text:style-name="TableContents">Aktion</text:p>
                </table:table-cell>
              </table:table-row>
              <table:table-row table:style-name="TableRow156">
                <table:table-cell table:style-name="TableCell157">
                  <text:p text:style-name="TableContents">1</text:p>
                </table:table-cell>
                <table:table-cell table:style-name="TableCell158">
                  <text:p text:style-name="TableContents">Projektantrag hat zusätzliche Informationen, die nicht in den vorgegebenen Feldern eingegeben werden können</text:p>
                </table:table-cell>
              </table:table-row>
            </table:table>
            <text:p text:style-name="TableContents"/>
          </table:table-cell>
        </table:table-row>
        <table:table-row table:style-name="TableRow159">
          <table:table-cell table:style-name="TableCell160">
            <text:p text:style-name="Standard"><text:span text:style-name="T161">Erweiterungen, Alternativen</text:span></text:p>
          </table:table-cell>
          <table:table-cell table:style-name="TableCell162">
            <table:table table:style-name="Table163">
              <table:table-columns>
                <table:table-column table:style-name="TableColumn164"/>
                <table:table-column table:style-name="TableColumn165"/>
              </table:table-columns>
              <table:table-row table:style-name="TableRow166">
                <table:table-cell table:style-name="TableCell167">
                  <text:p text:style-name="TableContents">Schritt</text:p>
                </table:table-cell>
                <table:table-cell table:style-name="TableCell168">
                  <text:p text:style-name="TableContents">Aktion</text:p>
                </table:table-cell>
              </table:table-row>
              <table:table-row table:style-name="TableRow169">
                <table:table-cell table:style-name="TableCell170">
                  <text:p text:style-name="TableContents">1a</text:p>
                </table:table-cell>
                <table:table-cell table:style-name="TableCell171">
                  <text:p text:style-name="TableContents">Ein Feld für Speicherung von Anhängen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TableContents">Nr 3</text:p>
          </table:table-cell>
          <table:table-cell table:style-name="TableCell177">
            <text:p text:style-name="TableContents">Name: Vorstellungstermine einreichen</text:p>
          </table:table-cell>
        </table:table-row>
        <table:table-row table:style-name="TableRow178">
          <table:table-cell table:style-name="TableCell179">
            <text:p text:style-name="TableContents">Kontext</text:p>
          </table:table-cell>
          <table:table-cell table:style-name="TableCell180">
            <text:p text:style-name="TableContents">Nachdem ein Projekt erfolgreich zugelassen wurde, kann ein Student Vorstellungstermine einreichen</text:p>
          </table:table-cell>
        </table:table-row>
        <table:table-row table:style-name="TableRow181">
          <table:table-cell table:style-name="TableCell182">
            <text:p text:style-name="TableContents">Auslöser</text:p>
          </table:table-cell>
          <table:table-cell table:style-name="TableCell183">
            <text:p text:style-name="TableContents">Zugelassener Projektantrag</text:p>
          </table:table-cell>
        </table:table-row>
        <table:table-row table:style-name="TableRow184">
          <table:table-cell table:style-name="TableCell185">
            <text:p text:style-name="TableContents">Ebene</text:p>
          </table:table-cell>
          <table:table-cell table:style-name="TableCell186">
            <text:p text:style-name="TableContents">2</text:p>
          </table:table-cell>
        </table:table-row>
        <table:table-row table:style-name="TableRow187">
          <table:table-cell table:style-name="TableCell188">
            <text:p text:style-name="TableContents">Hauptakteur</text:p>
          </table:table-cell>
          <table:table-cell table:style-name="TableCell189">
            <text:p text:style-name="TableContents">Student</text:p>
          </table:table-cell>
        </table:table-row>
        <table:table-row table:style-name="TableRow190">
          <table:table-cell table:style-name="TableCell191">
            <text:p text:style-name="TableContents">Beteiligte und deren Ziel/Interessen</text:p>
          </table:table-cell>
          <table:table-cell table:style-name="TableCell192">
            <table:table table:style-name="Table193">
              <table:table-columns>
                <table:table-column table:style-name="TableColumn194"/>
                <table:table-column table:style-name="TableColumn195"/>
              </table:table-columns>
              <table:table-row table:style-name="TableRow196">
                <table:table-cell table:style-name="TableCell197">
                  <text:p text:style-name="TableContents">Beteiligter</text:p>
                </table:table-cell>
                <table:table-cell table:style-name="TableCell198">
                  <text:p text:style-name="TableContents">Ziel</text:p>
                </table:table-cell>
              </table:table-row>
              <table:table-row table:style-name="TableRow199">
                <table:table-cell table:style-name="TableCell200">
                  <text:p text:style-name="TableContents">Student</text:p>
                </table:table-cell>
                <table:table-cell table:style-name="TableCell201">
                  <text:p text:style-name="TableContents">Möchte Vorstellungstermine einreichen</text:p>
                </table:table-cell>
              </table:table-row>
            </table:table>
            <text:p text:style-name="TableContents"/>
          </table:table-cell>
        </table:table-row>
        <table:table-row table:style-name="TableRow202">
          <table:table-cell table:style-name="TableCell203">
            <text:p text:style-name="Standard"><text:span text:style-name="T204">Vorbedingungen</text:span></text:p>
          </table:table-cell>
          <table:table-cell table:style-name="TableCell205">
            <text:p text:style-name="TableContents">Der Projektantrag muss vom Mitarbeiter zugelassen worden sein</text:p>
          </table:table-cell>
        </table:table-row>
        <table:table-row table:style-name="TableRow206">
          <table:table-cell table:style-name="TableCell207">
            <text:p text:style-name="Standard"><text:span text:style-name="T208">Mindestgarantie</text:span></text:p>
          </table:table-cell>
          <table:table-cell table:style-name="TableCell209">
            <text:p text:style-name="TableContents">Speicherung von<text:s/>Vorstellungsterminen</text:p>
          </table:table-cell>
        </table:table-row>
        <table:table-row table:style-name="TableRow210">
          <table:table-cell table:style-name="TableCell211">
            <text:p text:style-name="Standard"><text:span text:style-name="T212">Erfolgsgarantie</text:span></text:p>
          </table:table-cell>
          <table:table-cell table:style-name="TableCell213">
            <text:p text:style-name="TableContents">Vorstellungstermine wurden erfolgreich gespeichert und werden dem Mitarbeiter gezeigt</text:p>
          </table:table-cell>
        </table:table-row>
        <table:table-row table:style-name="TableRow214">
          <table:table-cell table:style-name="TableCell215">
            <text:p text:style-name="Standard"><text:span text:style-name="T216">Erfolgsszenario</text:span></text:p>
          </table:table-cell>
          <table:table-cell table:style-name="TableCell217">
            <table:table table:style-name="Table218">
              <table:table-columns>
                <table:table-column table:style-name="TableColumn219"/>
                <table:table-column table:style-name="TableColumn220"/>
              </table:table-columns>
              <table:table-row table:style-name="TableRow221">
                <table:table-cell table:style-name="TableCell222">
                  <text:p text:style-name="TableContents">Schritt</text:p>
                </table:table-cell>
                <table:table-cell table:style-name="TableCell223">
                  <text:p text:style-name="TableContents">Aktion</text:p>
                </table:table-cell>
              </table:table-row>
              <table:table-row table:style-name="TableRow224">
                <table:table-cell table:style-name="TableCell225">
                  <text:p text:style-name="TableContents">1</text:p>
                </table:table-cell>
                <table:table-cell table:style-name="TableCell226">
                  <text:p text:style-name="TableContents">Prüfung ob<text:s/>Daten in der Zukunft liegen</text:p>
                </table:table-cell>
              </table:table-row>
            </table:table>
            <text:p text:style-name="TableContents"/>
          </table:table-cell>
        </table:table-row>
        <table:table-row table:style-name="TableRow227">
          <table:table-cell table:style-name="TableCell228">
            <text:p text:style-name="TableContents">Misserfolgsszenario</text:p>
          </table:table-cell>
          <table:table-cell table:style-name="TableCell229">
            <table:table table:style-name="Table230">
              <table:table-columns>
                <table:table-column table:style-name="TableColumn231"/>
                <table:table-column table:style-name="TableColumn232"/>
              </table:table-columns>
              <table:table-row table:style-name="TableRow233">
                <table:table-cell table:style-name="TableCell234">
                  <text:p text:style-name="TableContents">Schritt</text:p>
                </table:table-cell>
                <table:table-cell table:style-name="TableCell235">
                  <text:p text:style-name="TableContents">Aktion</text:p>
                </table:table-cell>
              </table:table-row>
              <table:table-row table:style-name="TableRow236">
                <table:table-cell table:style-name="TableCell237">
                  <text:p text:style-name="TableContents">1a</text:p>
                </table:table-cell>
                <table:table-cell table:style-name="TableCell238">
                  <text:p text:style-name="TableContents">Invalide<text:s/>Daten</text:p>
                </table:table-cell>
              </table:table-row>
            </table:table>
            <text:p text:style-name="TableContents"/>
          </table:table-cell>
        </table:table-row>
        <table:table-row table:style-name="TableRow239">
          <table:table-cell table:style-name="TableCell240">
            <text:p text:style-name="Standard"><text:span text:style-name="T241">Erweiterungen, Alternativen</text:span></text:p>
          </table:table-cell>
          <table:table-cell table:style-name="TableCell242">
            <text:p text:style-name="TableContents">-</text:p>
          </table:table-cell>
        </table:table-row>
      </table:table>
      <text:p text:style-name="Standard"/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Contents">Nr 4</text:p>
          </table:table-cell>
          <table:table-cell table:style-name="TableCell248">
            <text:p text:style-name="TableContents">Name: Betreuer verwaltet Projektanträge</text:p>
          </table:table-cell>
        </table:table-row>
        <table:table-row table:style-name="TableRow249">
          <table:table-cell table:style-name="TableCell250">
            <text:p text:style-name="TableContents">Kontext</text:p>
          </table:table-cell>
          <table:table-cell table:style-name="TableCell251">
            <text:p text:style-name="TableContents">Ein Betreuer verwaltet Projektanträge; dies bedeutet er kann sie ablehnen, zulassen, oder zur Überarbeitung zurückgeben.</text:p>
          </table:table-cell>
        </table:table-row>
        <table:table-row table:style-name="TableRow252">
          <table:table-cell table:style-name="TableCell253">
            <text:p text:style-name="TableContents">Auslöser</text:p>
          </table:table-cell>
          <table:table-cell table:style-name="TableCell254">
            <text:p text:style-name="TableContents">Projektantrag wird von<text:s/>Studenten submitted</text:p>
          </table:table-cell>
        </table:table-row>
        <table:table-row table:style-name="TableRow255">
          <table:table-cell table:style-name="TableCell256">
            <text:p text:style-name="TableContents">Ebene</text:p>
          </table:table-cell>
          <table:table-cell table:style-name="TableCell257">
            <text:p text:style-name="TableContents">1</text:p>
          </table:table-cell>
        </table:table-row>
        <table:table-row table:style-name="TableRow258">
          <table:table-cell table:style-name="TableCell259">
            <text:p text:style-name="TableContents">Hauptakteur</text:p>
          </table:table-cell>
          <table:table-cell table:style-name="TableCell260">
            <text:p text:style-name="TableContents">Betreuer</text:p>
          </table:table-cell>
        </table:table-row>
        <table:table-row table:style-name="TableRow261">
          <table:table-cell table:style-name="TableCell262">
            <text:p text:style-name="TableContents">Beteiligte und deren Ziel/Interessen</text:p>
          </table:table-cell>
          <table:table-cell table:style-name="TableCell263">
            <table:table table:style-name="Table264">
              <table:table-columns>
                <table:table-column table:style-name="TableColumn265"/>
                <table:table-column table:style-name="TableColumn266"/>
              </table:table-columns>
              <table:table-row table:style-name="TableRow267">
                <table:table-cell table:style-name="TableCell268">
                  <text:p text:style-name="TableContents">Beteiligter</text:p>
                </table:table-cell>
                <table:table-cell table:style-name="TableCell269">
                  <text:p text:style-name="TableContents">Ziel</text:p>
                </table:table-cell>
              </table:table-row>
              <table:table-row table:style-name="TableRow270">
                <table:table-cell table:style-name="TableCell271">
                  <text:p text:style-name="TableContents">Betreuer</text:p>
                </table:table-cell>
                <table:table-cell table:style-name="TableCell272">
                  <text:p text:style-name="TableContents">Möchte dass das Projekt zugelassen, abgelehnt oder zur Überarbeitung<text:s/>zurückgegeben wird. Hier wird ein Kommentar mit den<text:s/>auszuführenden Ausbesserungen hinterlassen</text:p>
                </table:table-cell>
              </table:table-row>
              <table:table-row table:style-name="TableRow273">
                <table:table-cell table:style-name="TableCell274">
                  <text:p text:style-name="TableContents">Student</text:p>
                </table:table-cell>
                <table:table-cell table:style-name="TableCell275">
                  <text:p text:style-name="TableContents">Falls das Projekt zur Überarbeitung zurückgegeben wird muss ein Student es überarbeiten</text:p>
                </table:table-cell>
              </table:table-row>
            </table:table>
            <text:p text:style-name="TableContents"/>
          </table:table-cell>
        </table:table-row>
        <table:table-row table:style-name="TableRow276">
          <table:table-cell table:style-name="TableCell277">
            <text:p text:style-name="Standard"><text:span text:style-name="T278">Vorbedingungen</text:span></text:p>
          </table:table-cell>
          <table:table-cell table:style-name="TableCell279">
            <text:p text:style-name="TableContents">Projektantrag muss eingegangen sein</text:p>
          </table:table-cell>
        </table:table-row>
        <table:table-row table:style-name="TableRow280">
          <table:table-cell table:style-name="TableCell281">
            <text:p text:style-name="Standard"><text:span text:style-name="T282">Mindestg</text:span><text:span text:style-name="T283">arantie</text:span></text:p>
          </table:table-cell>
          <table:table-cell table:style-name="TableCell284">
            <text:p text:style-name="TableContents">Projekt wird<text:s/>zugelassen/abgelehnt/zur Überarbeitung+Kommentar zurückgegeben</text:p>
          </table:table-cell>
        </table:table-row>
        <table:table-row table:style-name="TableRow285">
          <table:table-cell table:style-name="TableCell286">
            <text:p text:style-name="Standard"><text:span text:style-name="T287">Erfolgsgarantie</text:span></text:p>
          </table:table-cell>
          <table:table-cell table:style-name="TableCell288">
            <text:p text:style-name="TableContents">Projektantrag wird bewertet</text:p>
          </table:table-cell>
        </table:table-row>
        <table:table-row table:style-name="TableRow289">
          <table:table-cell table:style-name="TableCell290">
            <text:p text:style-name="Standard"><text:span text:style-name="T291">Erfolgsszenario</text:span></text:p>
          </table:table-cell>
          <table:table-cell table:style-name="TableCell292">
            <table:table table:style-name="Table293">
              <table:table-columns>
                <table:table-column table:style-name="TableColumn294"/>
                <table:table-column table:style-name="TableColumn295"/>
              </table:table-columns>
              <table:table-row table:style-name="TableRow296">
                <table:table-cell table:style-name="TableCell297">
                  <text:p text:style-name="TableContents">Schritt</text:p>
                </table:table-cell>
                <table:table-cell table:style-name="TableCell298">
                  <text:p text:style-name="TableContents">Aktion</text:p>
                </table:table-cell>
              </table:table-row>
              <table:table-row table:style-name="TableRow299">
                <table:table-cell table:style-name="TableCell300">
                  <text:p text:style-name="TableContents">1</text:p>
                </table:table-cell>
                <table:table-cell table:style-name="TableCell301">
                  <text:p text:style-name="TableContents">Betreuer gibt einen Kommentar mit allen auszuführenden Verbesserungen ab</text:p>
                </table:table-cell>
              </table:table-row>
              <table:table-row table:style-name="TableRow302">
                <table:table-cell table:style-name="TableCell303">
                  <text:p text:style-name="TableContents">2</text:p>
                </table:table-cell>
                <table:table-cell table:style-name="TableCell304">
                  <text:p text:style-name="TableContents">Aktualisierung des<text:s/>Projektantrages</text:p>
                </table:table-cell>
              </table:table-row>
            </table:table>
            <text:p text:style-name="TableContents"/>
          </table:table-cell>
        </table:table-row>
        <table:table-row table:style-name="TableRow305">
          <table:table-cell table:style-name="TableCell306">
            <text:p text:style-name="TableContents">Misserfolgsszenario</text:p>
          </table:table-cell>
          <table:table-cell table:style-name="TableCell307">
            <table:table table:style-name="Table308">
              <table:table-columns>
                <table:table-column table:style-name="TableColumn309"/>
                <table:table-column table:style-name="TableColumn310"/>
              </table:table-columns>
              <table:table-row table:style-name="TableRow311">
                <table:table-cell table:style-name="TableCell312">
                  <text:p text:style-name="TableContents">Schritt</text:p>
                </table:table-cell>
                <table:table-cell table:style-name="TableCell313">
                  <text:p text:style-name="TableContents">Aktion</text:p>
                </table:table-cell>
              </table:table-row>
              <table:table-row table:style-name="TableRow314">
                <table:table-cell table:style-name="TableCell315">
                  <text:p text:style-name="TableContents">1a</text:p>
                </table:table-cell>
                <table:table-cell table:style-name="TableCell316">
                  <text:p text:style-name="TableContents">Kommentar fehlt</text:p>
                </table:table-cell>
              </table:table-row>
            </table:table>
            <text:p text:style-name="TableContents"/>
          </table:table-cell>
        </table:table-row>
        <table:table-row table:style-name="TableRow317">
          <table:table-cell table:style-name="TableCell318">
            <text:p text:style-name="Standard"><text:span text:style-name="T319">Erweiterungen, Alternativen</text:span></text:p>
          </table:table-cell>
          <table:table-cell table:style-name="TableCell320">
            <text:p text:style-name="TableContents">Kommentar muss unbedingt hinterlassen werden</text:p>
          </table:table-cell>
        </table:table-row>
      </table:table>
      <text:p text:style-name="Standard"/>
      <text:p text:style-name="Standard"/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TableContents">Nr 4</text:p>
          </table:table-cell>
          <table:table-cell table:style-name="TableCell326">
            <text:p text:style-name="TableContents">Name: Vorstellungsterminen zustimmen</text:p>
          </table:table-cell>
        </table:table-row>
        <table:table-row table:style-name="TableRow327">
          <table:table-cell table:style-name="TableCell328">
            <text:p text:style-name="TableContents">Kontext</text:p>
          </table:table-cell>
          <table:table-cell table:style-name="TableCell329">
            <text:p text:style-name="TableContents">Nach der Zulassung von Projekten können<text:s/>Studenten<text:s/>Vorstellungstermine terminieren. Hier kann der Betreuer <text:s/>Terminen jeweils zustimmen</text:p>
          </table:table-cell>
        </table:table-row>
        <table:table-row table:style-name="TableRow330">
          <table:table-cell table:style-name="TableCell331">
            <text:p text:style-name="TableContents">Auslöser</text:p>
          </table:table-cell>
          <table:table-cell table:style-name="TableCell332">
            <text:p text:style-name="TableContents">Student reicht Vorstellungstermine ein</text:p>
          </table:table-cell>
        </table:table-row>
        <table:table-row table:style-name="TableRow333">
          <table:table-cell table:style-name="TableCell334">
            <text:p text:style-name="TableContents">Ebene</text:p>
          </table:table-cell>
          <table:table-cell table:style-name="TableCell335">
            <text:p text:style-name="TableContents">2</text:p>
          </table:table-cell>
        </table:table-row>
        <table:table-row table:style-name="TableRow336">
          <table:table-cell table:style-name="TableCell337">
            <text:p text:style-name="TableContents">Hauptakteur</text:p>
          </table:table-cell>
          <table:table-cell table:style-name="TableCell338">
            <text:p text:style-name="TableContents">Betreuer</text:p>
          </table:table-cell>
        </table:table-row>
        <table:table-row table:style-name="TableRow339">
          <table:table-cell table:style-name="TableCell340">
            <text:p text:style-name="TableContents">Beteiligte und deren Ziel/Interessen</text:p>
          </table:table-cell>
          <table:table-cell table:style-name="TableCell341">
            <table:table table:style-name="Table342">
              <table:table-columns>
                <table:table-column table:style-name="TableColumn343"/>
                <table:table-column table:style-name="TableColumn344"/>
              </table:table-columns>
              <table:table-row table:style-name="TableRow345">
                <table:table-cell table:style-name="TableCell346">
                  <text:p text:style-name="TableContents">Beteiligter</text:p>
                </table:table-cell>
                <table:table-cell table:style-name="TableCell347">
                  <text:p text:style-name="TableContents">Ziel</text:p>
                </table:table-cell>
              </table:table-row>
              <table:table-row table:style-name="TableRow348">
                <table:table-cell table:style-name="TableCell349">
                  <text:p text:style-name="TableContents">Betreuer</text:p>
                </table:table-cell>
                <table:table-cell table:style-name="TableCell350">
                  <text:p text:style-name="TableContents">Möchte einen<text:s/>Termin zur Benotung des Projektes finden</text:p>
                </table:table-cell>
              </table:table-row>
              <table:table-row table:style-name="TableRow351">
                <table:table-cell table:style-name="TableCell352">
                  <text:p text:style-name="TableContents">Student</text:p>
                </table:table-cell>
                <table:table-cell table:style-name="TableCell353">
                  <text:p text:style-name="TableContents">Möchte das Projekt vorstellen</text:p>
                </table:table-cell>
              </table:table-row>
            </table:table>
            <text:p text:style-name="TableContents"/>
          </table:table-cell>
        </table:table-row>
        <table:table-row table:style-name="TableRow354">
          <table:table-cell table:style-name="TableCell355">
            <text:p text:style-name="Standard"><text:span text:style-name="T356">Vorbedingungen</text:span></text:p>
          </table:table-cell>
          <table:table-cell table:style-name="TableCell357">
            <text:p text:style-name="TableContents">Vorstellungsdaten von Studenten müssen vorliegen</text:p>
          </table:table-cell>
        </table:table-row>
        <table:table-row table:style-name="TableRow358">
          <table:table-cell table:style-name="TableCell359">
            <text:p text:style-name="Standard"><text:span text:style-name="T360">Mindestgarantie</text:span></text:p>
          </table:table-cell>
          <table:table-cell table:style-name="TableCell361">
            <text:p text:style-name="TableContents">Es wird ein Termin zu/abgesagt</text:p>
          </table:table-cell>
        </table:table-row>
        <table:table-row table:style-name="TableRow362">
          <table:table-cell table:style-name="TableCell363">
            <text:p text:style-name="Standard"><text:span text:style-name="T364">Erfolgsgarantie</text:span></text:p>
          </table:table-cell>
          <table:table-cell table:style-name="TableCell365">
            <text:p text:style-name="TableContents">Es wird ein Termin zu/abgesagt</text:p>
          </table:table-cell>
        </table:table-row>
        <table:table-row table:style-name="TableRow366">
          <table:table-cell table:style-name="TableCell367">
            <text:p text:style-name="Standard"><text:span text:style-name="T368">Erfolgsszenario</text:span></text:p>
          </table:table-cell>
          <table:table-cell table:style-name="TableCell369">
            <table:table table:style-name="Table370">
              <table:table-columns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>
                  <text:p text:style-name="TableContents">Schritt</text:p>
                </table:table-cell>
                <table:table-cell table:style-name="TableCell375">
                  <text:p text:style-name="TableContents">Aktion</text:p>
                </table:table-cell>
              </table:table-row>
              <table:table-row table:style-name="TableRow376">
                <table:table-cell table:style-name="TableCell377">
                  <text:p text:style-name="TableContents">1</text:p>
                </table:table-cell>
                <table:table-cell table:style-name="TableCell378">
                  <text:p text:style-name="TableContents">Y/N zu Terminen</text:p>
                </table:table-cell>
              </table:table-row>
            </table:table>
            <text:p text:style-name="TableContents"/>
          </table:table-cell>
        </table:table-row>
        <table:table-row table:style-name="TableRow379">
          <table:table-cell table:style-name="TableCell380">
            <text:p text:style-name="TableContents">Misserfolgsszenario</text:p>
          </table:table-cell>
          <table:table-cell table:style-name="TableCell381">
            <text:p text:style-name="TableContents">-</text:p>
          </table:table-cell>
        </table:table-row>
        <table:table-row table:style-name="TableRow382">
          <table:table-cell table:style-name="TableCell383">
            <text:p text:style-name="Standard"><text:span text:style-name="T384">Erweiterungen, Alternativen</text:span></text:p>
          </table:table-cell>
          <table:table-cell table:style-name="TableCell385">
            <text:p text:style-name="Table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NewRoman" svg:font-family="TimesNew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.B@fhsuedwf.onmicrosoft.com</meta:initial-creator>
    <dc:creator>A B</dc:creator>
    <meta:creation-date>2022-11-09T20:47:00Z</meta:creation-date>
    <dc:date>2022-11-23T13:53:00Z</dc:date>
    <meta:template xlink:href="Normal.dotm" xlink:type="simple"/>
    <meta:editing-cycles>2</meta:editing-cycles>
    <meta:editing-duration>PT0S</meta:editing-duration>
    <meta:document-statistic meta:page-count="1" meta:paragraph-count="9" meta:word-count="642" meta:character-count="4682" meta:row-count="33" meta:non-whitespace-character-count="4049"/>
  </office:meta>
</office:document-meta>
</file>